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language="en" fo:country="GB"/>
    </style:style>
  </office:automatic-styles>
  <office:body>
    <office:text text:use-soft-page-breaks="true">
      <text:p text:style-name="P1">Generative AI Journal</text:p>
      <text:h text:style-name="Heading2" text:outline-level="2">Introduction</text:h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holas Vella</meta:initial-creator>
    <dc:creator>Nicholas Vella</dc:creator>
    <meta:creation-date>2024-01-04T21:07:00Z</meta:creation-date>
    <dc:date>2024-01-04T21:09:00Z</dc:date>
    <meta:template xlink:href="Normal" xlink:type="simple"/>
    <meta:editing-cycles>1</meta:editing-cycles>
    <meta:editing-duration>PT120S</meta:editing-duration>
    <meta:document-statistic meta:page-count="1" meta:paragraph-count="1" meta:word-count="5" meta:character-count="35" meta:row-count="1" meta:non-whitespace-character-count="31"/>
  </office:meta>
</office:document-meta>
</file>